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essunaspaziatura" style:master-page-name="MPF0" style:family="paragraph">
      <style:paragraph-properties fo:break-before="page" fo:text-align="center" fo:margin-top="1.0694in" fo:margin-bottom="0.1666in" style:page-number="auto"/>
    </style:style>
    <style:style style:name="P2" style:parent-style-name="Nessunaspaziatura"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3" style:parent-style-name="Car.predefinitoparagrafo" style:family="text">
      <style:text-properties style:font-name="Calibri Light" fo:text-transform="uppercase" fo:font-size="36pt" style:font-size-asian="36pt" style:font-size-complex="36pt"/>
    </style:style>
    <style:style style:name="P4" style:parent-style-name="Nessunaspaziatura" style:family="paragraph">
      <style:paragraph-properties fo:text-align="center"/>
      <style:text-properties fo:font-size="14pt" style:font-size-asian="14pt" style:font-size-complex="14pt"/>
    </style:style>
    <style:style style:name="P5" style:parent-style-name="Nessunaspaziatura" style:family="paragraph">
      <style:paragraph-properties fo:text-align="center" fo:margin-top="0.3333in"/>
    </style:style>
    <style:style style:name="P6" style:parent-style-name="Nessunaspaziatura" style:family="paragraph">
      <style:paragraph-properties fo:text-align="center" fo:margin-bottom="0.0277in"/>
    </style:style>
    <style:style style:name="T7" style:parent-style-name="Car.predefinitoparagrafo" style:family="text">
      <style:text-properties fo:text-transform="uppercase" fo:font-size="14pt" style:font-size-asian="14pt" style:font-size-complex="14pt"/>
    </style:style>
    <style:style style:name="P8" style:parent-style-name="Nessunaspaziatura" style:family="paragraph">
      <style:paragraph-properties fo:text-align="center"/>
    </style:style>
    <style:style style:name="T9" style:parent-style-name="Car.predefinitoparagrafo" style:family="text">
      <style:text-properties fo:text-transform="uppercase"/>
    </style:style>
    <style:style style:name="P10" style:parent-style-name="Nessunaspaziatura" style:family="paragraph">
      <style:paragraph-properties fo:text-align="center"/>
    </style:style>
    <style:style style:name="P11" style:parent-style-name="Normale" style:family="paragraph">
      <style:paragraph-properties fo:break-before="page" fo:text-align="justify"/>
    </style:style>
    <style:style style:name="T12" style:parent-style-name="Enfasicorsivo" style:family="text">
      <style:text-properties fo:font-style="normal" style:font-style-asian="normal"/>
    </style:style>
    <style:style style:name="P13" style:parent-style-name="Normale" style:family="paragraph">
      <style:paragraph-properties fo:text-align="justify"/>
    </style:style>
    <style:style style:name="P14" style:parent-style-name="Normale" style:family="paragraph">
      <style:paragraph-properties fo:text-align="justify"/>
    </style:style>
    <style:style style:name="P15" style:parent-style-name="Normale" style:family="paragraph">
      <style:paragraph-properties fo:text-align="justify"/>
    </style:style>
    <style:style style:name="P16" style:parent-style-name="Normale" style:family="paragraph">
      <style:paragraph-properties fo:text-align="justify"/>
    </style:style>
    <style:style style:name="P17" style:parent-style-name="Normale" style:family="paragraph">
      <style:paragraph-properties fo:text-align="justify"/>
    </style:style>
    <style:style style:name="P18" style:parent-style-name="Normale" style:family="paragraph">
      <style:paragraph-properties fo:text-align="justify"/>
      <style:text-properties fo:font-size="16pt" style:font-size-asian="16pt" style:font-size-complex="16pt" style:text-underline-type="single" style:text-underline-style="solid" style:text-underline-width="auto" style:text-underline-mode="continuous"/>
    </style:style>
    <style:style style:name="P19" style:parent-style-name="Normale" style:family="paragraph">
      <style:paragraph-properties fo:text-align="justify"/>
    </style:style>
    <style:style style:name="P20" style:parent-style-name="Normale" style:family="paragraph">
      <style:paragraph-properties fo:text-align="justify"/>
    </style:style>
    <style:style style:name="T21" style:parent-style-name="Car.predefinitoparagrafo" style:family="text">
      <style:text-properties fo:language="en" fo:country="US"/>
    </style:style>
    <style:style style:name="T22" style:parent-style-name="Car.predefinitoparagrafo" style:family="text">
      <style:text-properties fo:language="en" fo:country="US"/>
    </style:style>
    <style:style style:name="T23" style:parent-style-name="Car.predefinitoparagrafo" style:family="text">
      <style:text-properties fo:language="en" fo:country="US"/>
    </style:style>
    <style:style style:name="T24" style:parent-style-name="Car.predefinitoparagrafo" style:family="text">
      <style:text-properties fo:font-style="italic" style:font-style-asian="italic" style:font-style-complex="italic" fo:language="en" fo:country="US"/>
    </style:style>
    <style:style style:name="T25" style:parent-style-name="Car.predefinitoparagrafo" style:family="text">
      <style:text-properties fo:font-style="italic" style:font-style-asian="italic" style:font-style-complex="italic" fo:language="en" fo:country="US"/>
    </style:style>
    <style:style style:name="T26" style:parent-style-name="Car.predefinitoparagrafo" style:family="text">
      <style:text-properties fo:font-style="italic" style:font-style-asian="italic" style:font-style-complex="italic" fo:language="en" fo:country="US"/>
    </style:style>
    <style:style style:name="T27" style:parent-style-name="Car.predefinitoparagrafo" style:family="text">
      <style:text-properties fo:language="en" fo:country="US"/>
    </style:style>
    <style:style style:name="T28" style:parent-style-name="Car.predefinitoparagrafo" style:family="text">
      <style:text-properties fo:language="en" fo:country="US"/>
    </style:style>
    <style:style style:name="P29" style:parent-style-name="Normale" style:family="paragraph">
      <style:paragraph-properties fo:text-align="justify"/>
      <style:text-properties fo:language="en" fo:country="US"/>
    </style:style>
    <style:style style:name="P30" style:parent-style-name="Normale" style:family="paragraph">
      <style:paragraph-properties fo:text-align="justify"/>
    </style:style>
    <style:style style:name="T31" style:parent-style-name="a-size-medium" style:family="text">
      <style:text-properties fo:language="en" fo:country="US"/>
    </style:style>
    <style:style style:name="T32" style:parent-style-name="a-size-medium" style:family="text">
      <style:text-properties fo:language="en" fo:country="US"/>
    </style:style>
    <style:style style:name="T33" style:parent-style-name="Car.predefinitoparagrafo" style:family="text">
      <style:text-properties fo:language="en" fo:country="US"/>
    </style:style>
    <style:style style:name="T34" style:parent-style-name="Car.predefinitoparagrafo" style:family="text">
      <style:text-properties fo:language="en" fo:country="US"/>
    </style:style>
    <style:style style:name="T35" style:parent-style-name="Car.predefinitoparagrafo" style:family="text">
      <style:text-properties fo:language="en" fo:country="US"/>
    </style:style>
    <style:style style:name="T36" style:parent-style-name="Car.predefinitoparagrafo" style:family="text">
      <style:text-properties fo:language="en" fo:country="US"/>
    </style:style>
    <style:style style:name="P37" style:parent-style-name="Normale" style:family="paragraph">
      <style:paragraph-properties fo:text-align="justify"/>
    </style:style>
    <style:style style:name="T38" style:parent-style-name="Car.predefinitoparagrafo" style:family="text">
      <style:text-properties fo:language="en" fo:country="US"/>
    </style:style>
    <style:style style:name="T39" style:parent-style-name="Car.predefinitoparagrafo" style:family="text">
      <style:text-properties fo:language="en" fo:country="US"/>
    </style:style>
    <style:style style:name="T40" style:parent-style-name="Car.predefinitoparagrafo" style:family="text">
      <style:text-properties fo:language="en" fo:country="US"/>
    </style:style>
    <style:style style:name="T41" style:parent-style-name="Car.predefinitoparagrafo" style:family="text">
      <style:text-properties fo:language="en" fo:country="US"/>
    </style:style>
    <style:style style:name="T42" style:parent-style-name="Car.predefinitoparagrafo" style:family="text">
      <style:text-properties fo:language="en" fo:country="US"/>
    </style:style>
    <style:style style:name="P43" style:parent-style-name="Normale" style:family="paragraph">
      <style:paragraph-properties fo:text-align="justify"/>
      <style:text-properties fo:language="en" fo:country="US"/>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2"><text:span text:style-name="T3">LA STORIA DI ENIAC</text:span></text:p>
      <text:p text:style-name="P4">SAGGIO DI STORIA DELLA TECNOLOGIA DELL’INFORMAZIONE</text:p>
      <text:p text:style-name="P5"><draw:frame draw:z-index="251657728" draw:id="id0" draw:style-name="a0" draw:name="Casella di testo 142" text:anchor-type="paragraph" svg:x="0.7875in" svg:y="9.93889in" svg:width="6.69306in" svg:height="0.63819in" style:rel-width="scale" style:rel-height="scale"><draw:text-box><text:p text:style-name="P6"><text:span text:style-name="T7">Anno 2016/2017</text:span></text:p><text:p text:style-name="P8"><text:span text:style-name="T9">Migliorin francesco antonio</text:span></text:p><text:p text:style-name="P10">MATRICOLA 1096825</text:p></draw:text-box><svg:title/><svg:desc/></draw:frame></text:p>
      <text:soft-page-break/>
      <text:p text:style-name="P11">Lo studio della Storia porta a concludere che ogni evento<text:s/>porta<text:s/>dei cambiamenti<text:s/>e in particolare<text:s/>quelli<text:s/>bellici<text:s/>portano<text:s/>sempre<text:s/>a<text:s/>delle<text:s/>innovazioni. La necessità<text:s/>di prevalere<text:s/>di uno Stato<text:s/>porta<text:s/>il<text:s/>suo<text:s/>Governo<text:s/>a investire ingenti risorse nella ricerca scientifica<text:s/>ed è in questo contesto che<text:s/>nel 1946,<text:s/>negli Stati Uniti<text:s/>d’America,<text:s/>viene sviluppato<text:s/>“ENIAC”,<text:s/>il primo computer elettronico<text:s/>di<text:s/>dimensioni<text:s/>enormi<text:s/>tanto da<text:s/>occupare<text:s/>uno spazio pari a<text:s/>una moderna palestra<text:s/>e contenente<text:s/>18.000 tubi a vuoto<text:s/>più conosciuti come valvole termodinamiche.<text:s/>Il progetto<text:s/>di ENIAC<text:s/>ebbe<text:s/>origine<text:s/>dalla necessità di<text:s/>allegare<text:s/>alle<text:s/>nuove<text:s/>armi<text:s/>d’artiglieria<text:s/>una<text:s/>tabella di tiro.<text:s/>Questa<text:s/>era indispensabile<text:s/>per<text:s/>poter<text:s/>colpire un bersaglio posto a distanza,<text:s/>in quanto,<text:s/>riportava<text:s/>le<text:s/>istruzioni sull’angolazione di puntamento e di<text:s/>sparo per ogni singola<text:s/>arma<text:s/>tenendo in<text:s/>considerazione anche<text:s/>la tipologia di terreno in cui si svolgevano le<text:s/>azioni di guerra<text:s/>nei diversi Stati e<text:s/>Continenti.<text:s/>Il Ballistic Research Laboratory (BRL) ebbe<text:s/>per primo<text:s/>l’incarico di sviluppare<text:s/>queste<text:s/>tabelle<text:s/>di tiro<text:s/>e<text:s/>ogni singolo<text:s/>impiegato<text:s/>dell’azienda,<text:s/>munito<text:s/>di una<text:s/>moderna<text:s/>calcolante,<text:s/>lavorava<text:s/>quasi una giornata per crearne una<text:s/>sola.<text:s/>Nel 1942,<text:s/>per far fronte all’impegno di sviluppare le<text:s/>tabelle militari,<text:s/>il BRL strinse<text:s/>un accordo<text:s/>di cooperazione<text:s/>con<text:s/>la Moore School of Electrical Engineering of the University of Pennsylvania<text:s/>che disponeva di un analizzatore differenziale ossia<text:s/>di<text:s/>un computer analogico in grado di risolvere equazioni differenziali. L’Università per sostenere<text:s/>l’impegno assunto<text:s/>dovette<text:s/>assumere altri<text:s/>200<text:s/>dipendenti<text:s/>laureati in matematica,<text:s/>tutte<text:s/>donne,<text:s/>in quanto<text:s/>gli uomini erano impiegati<text:s/>in guerra,<text:s/>e malgrado questo<text:s/>molte armi non poterono essere<text:s/>inviate al fronte perché<text:s/>ancora<text:s/>prive della<text:s/>loro specifica<text:s/>tabella.<text:s/>Per risolvere il problema di sopperire alla mancanza di personale e velocizzare i tempi<text:s/>di fornitura delle tabelle di tiro,<text:s/>il<text:s/>docente<text:s/>di ingegneria elettrica<text:s/>John Mauchly<text:s/>e il suo allievo John Eckert<text:s/>proposero<text:s/>la costruzione di<text:s/>un calcolatore<text:s/>usando<text:s/>la tecnologia dei tubi a vuoto. Il<text:s/>05 giugno<text:s/>1943<text:s/>l’Esercito accettò la proposta<text:s/>con la prospettiva di disporre di uno strumento di calcolo veloce<text:s/>e finanziò<text:s/>i primi sei mesi di lavoro con la consistente cifra 61.700 dollari. Era il progetto PX,<text:s/>chiamato<text:s/>da<text:s/>J.Mauchly e<text:s/>J.<text:s/>Eckert “Electronic Numerical Integrator” (Integratore Numerico Elettronico) e<text:s/>successivamente<text:s/>dal colonnello Paul N. Gillon<text:s/>“Electronic Numerical Integrator And Computer”<text:s/>(<text:span text:style-name="st">Calcolatrice e<text:s/></text:span><text:span text:style-name="T12">Integratore Numerico</text:span><text:span text:style-name="st"><text:s/>Elettronico</text:span><text:span text:style-name="st">)</text:span><text:s/>che poi coniò<text:s/>anche<text:s/>l’acronimo “ENIAC”.<text:s/>Lo stanziamento di un budget alto<text:s/>era<text:s/>finalizzato<text:s/>a mettere a punto un calcolatore<text:s/>moderno utile<text:s/>per lo sviluppo di tabelle di tiro per l’artiglieria ma necessario<text:s/>anche<text:s/>per<text:s/>completare<text:s/>il Progetto<text:s/>Y, ossia il Progetto Manhattan,<text:s/>che aveva come obiettivo la<text:s/>costruzione della bomba atomica.<text:s/>In quest’ultimo lavoro erano impegnate<text:s/>le più brillanti menti dell’epoca<text:s/>e i loro studi<text:s/>richiedevano un’elevata precisione nel calcolo.<text:s/>Il<text:s/>Progetto<text:s/>ENIAC fu guidato dal Capitano<text:s/>dell’esercito<text:s/>Herman Goldstine<text:s/>che<text:s/>non si limitò a supervisionare<text:s/>i Professori J.<text:s/>Mauchly e John G.<text:s/>Brainerd e<text:s/>J.<text:s/>Eckert ma<text:s/>contribuì<text:s/>con le sue<text:s/>conoscenze matematiche allo sviluppo<text:s/>del progetto<text:s/>stesso<text:s/>e<text:s/>inoltre<text:s/>seppe programmare adeguatamente<text:s/>il lavoro<text:s/>decidendone<text:s/>l’organizzazione e i tempi.<text:s/>All’inizio infatti<text:s/>la collaborazione<text:s/>tra gli studiosi era stata<text:s/>difficile<text:s/>essendo<text:s/>J.<text:s/>Eckert uno stacanovista<text:s/>che<text:s/>spesso<text:s/>discuteva<text:s/>con gli altri membri perché riteneva non si impegnassero abbastanza e<text:s/>J.Mauchly<text:s/>un solitario che si<text:s/>chiudeva nel suo studio e tornava solo dopo aver risolto il<text:s/>problema che si era<text:s/>posto<text:s/>e<text:s/>le pressioni<text:s/>esercitate<text:s/>dai<text:s/>committenti per un rapido<text:s/>sviluppo del<text:s/>progetto non facilitavano<text:s/>i<text:s/>loro<text:s/>rapporti.<text:s/><text:s/>Il team di progettazione<text:s/>poteva<text:s/>contare<text:s/>anche<text:s/>sulla consulenza degli scienziati<text:s/>impegnati<text:s/>a<text:s/>Los<text:s/>Alamos<text:s/>nel<text:s/>progetto Manhattan<text:s/>e<text:s/>di fatto sui migliori fisici e matematici dell’epoca<text:s/>tra cui<text:s/>John Von Neumann. Quest’ultimo fu l’ideatore del “stored-program concept” ossia<text:s/>del concetto di programma memorizzato<text:s/>che determinò l’innovativa struttura di ENIAC.<text:s/><text:s/>Una volta completato il nuovo computer, ENIAC, si rendeva necessaria la sua programmazione. <text:s/>A tale scopo l’Università della Pennsylvania selezionò tra il suo personale il team che si sarebbe dovuto occupare di questo e, su oltre duecento candidati laureati in matematica, vennero scelte sei donne conosciute poi con il nome di<text:s/>“ENIAC<text:s/>Girls” che, di fatto, furono le prime programmatrici professioniste della<text:s/>storia:<text:s/>Kay McNulty, Betty Jennings, Betty Snyder, Marlyn Wescoff, Fran Bilas e Ruth Lichterman. <text:s/>Il computer fu costruito,<text:s/>come proposto da J.V. Neumann,<text:s/>rispecchiando lo schema delle<text:s/>tre<text:s/>unità<text:s/>principali<text:s/>distinte<text:s/>ognuna<text:s/>programmata<text:s/>con una funzione specifica. Gli attuali calcolatori hanno ENIAC come capostipite, salvo rare eccezioni, e sono<text:s/>detti “macchine di Von<text:s/>Neumann” in<text:s/>quanto viene mantenuta la stessa struttura ideata dallo scienziato.<text:s/>La prima parte<text:s/>del computer è<text:s/>la<text:s/>“Centrale Aritmetica”<text:s/>ossia<text:s/>un calcolatore in grado di eseguire<text:s/>le operazioni aritmetiche elementari ossia<text:s/>l’addizione,<text:s/>la<text:s/>sottrazione,<text:s/>la<text:s/>moltiplicazione e<text:s/>la divisione e ma anche<text:s/>di<text:s/><text:soft-page-break/>supportare operazioni complesse come la radice quadrata.<text:s/>La seconda parte<text:s/>è<text:s/>la “Memoria” ossia<text:s/>un’area dedicata esclusivamente allo stoccaggio di dati e del codice necessario per eseguire determinate istruzioni.<text:s/>La terza parte chiamata “Controllo Centrale” prevede il controllo logico del dispositivo ossia la corretta sequenza con cui eseguire le operazioni. Bisogna tuttavia distinguere tra le istruzioni relative a un specifico problema e quelle per il controllo del flusso, che hanno lo scopo di garantire il corretto funzionamento. Per realizzare ciò è necessaria avere una piccola memoria per lo stoccaggio delle prime, mentre le seconde vengono eseguite su più dispositivi dedicati,<text:s/>ognuno con un compito preciso.<text:s/>Per<text:s/>la realizzazione del computer<text:s/>il gruppo<text:s/>lavorò<text:s/>di<text:s/>giorno e<text:s/>di<text:s/>notte, sfruttando la luce del sole per costruire la macchina e il buio della notte per discutere il<text:s/>suo<text:s/>funzionamento logico.<text:s/>Il<text:s/>primo componente<text:s/>a<text:s/>essere sviluppato fu un<text:s/>accumulatore in grado di lavorare su base decimale e quindi<text:s/>di<text:s/>contenere 20 numeri da 10 cifre<text:s/>e, per aumentare la velocità,<text:s/>di compiere<text:s/>le<text:s/>operazioni di addizione e<text:s/>di<text:s/>sottrazione<text:s/>senza delegare il compito a un altro componente.<text:s/>Tutti i<text:s/>dispositivi<text:s/>erano<text:s/>progettati<text:s/>per comunicare<text:s/>tra loro, per scambiarsi<text:s/>i dati e<text:s/>i risultati,<text:s/>generavano<text:s/>degli impulsi e<text:s/>ogni segnale<text:s/>veniva<text:s/>trasmesso<text:s/>lo stesso<text:s/>numero di volte<text:s/>della sua rappresentazione<text:s/>e<text:s/>inviato nel canale corrispondente alla sua unità decimale.<text:s/><text:s/>Per ottenere una maggior velocità<text:s/>nei calcoli<text:s/>i progettisti eliminarono tutte le parti meccaniche per<text:s/>la rappresentazione dei numeri e le sostituirono<text:s/>con<text:s/>i<text:s/>tubi a vuoto,<text:s/>attualmente<text:s/>conosciuti come valvole termodinamiche, che vengono attivati mediante impulsi elettrici e che indicano le varie cifre mediante il proprio stato di acceso e spento.<text:s/><text:s/>A progetto completato ENIAC<text:s/>contava<text:s/>18.000 tubi a vuoto e dissipava in calore una potenza termica<text:s/>di circa 200 kW.<text:s/>Questo<text:s/>costituiva<text:s/>un grande problema<text:s/>perché il calore generato, soprattutto<text:s/>nella<text:s/>fase di accensione e<text:s/>di spegnimento, era tale da<text:s/>bruciare una valvola<text:s/>termodinamica<text:s/>con la frequenza di una ogni due minuti.<text:s/>Il problema del surriscaldamento del computer era talmente importante che a seguito di una<text:s/>rottura di una ventola di<text:s/>raffreddamento<text:s/>una parte dello stesso prese fuoco fortunatamente senza causare<text:s/>danni.<text:s/>Nel 1948, a progetto già completato, i tubi<text:s/>a vuoto<text:s/>vennero<text:s/>sostituiti con delle valvole<text:s/>termodinamiche<text:s/>di qualità superiore riducendo una<text:s/>loro<text:s/>rottura a:<text:s/>una<text:s/>valvola<text:s/>ogni due giorni.<text:s/>ENIAC tuttavia per funzionare richiedeva 174 kilowatt e costava 650 dollari di corrente all’ora anche solo per<text:s/>essere lasciato<text:s/>in stand by.<text:s/>La scelta di operare in base decimale e non in binario, come i computer moderni,<text:s/>fu<text:s/>condizionata dall’elevato<text:s/>numero di tubi a vuoto<text:s/>che sarebbero stati necessari<text:s/>per operare in<text:s/>base due<text:s/>e<text:s/>che pertanto avrebbero aumentato notevolmente i costi<text:s/>del computer stesso.<text:s/>La costruzione<text:s/>pratica<text:s/>di<text:s/>ENIAC non<text:s/>fu<text:s/>la parte più difficile o<text:s/>quella<text:s/>che richiese<text:s/>il maggior tempo. La vera sfida<text:s/>per il Prof. Mauchly<text:s/>e i suoi Collaboratori fu<text:s/>la velocità del<text:s/>sistema perché la rapidità nel fare i<text:s/>calcoli era<text:s/>l’obiettivo<text:s/>primario<text:s/>del<text:s/>committente.<text:s/>Per ottenere il risultato cercato<text:s/>dovettero<text:s/>pertanto<text:s/>riuscire a far cooperare al meglio tutti i<text:s/>dispositivi<text:s/>del computer<text:s/>perché<text:s/>era uno spreco<text:s/>avere<text:s/>a disposizione<text:s/>un componente<text:s/>in grado di risolvere calcoli in pochi secondi se poi<text:s/>per trasferire i risultati e salvarli in memoria veniva richiesto il triplo del tempo creando<text:s/>il classico collo di bottiglia che avrebbe rallentato tutto il sistema.<text:s/>Per evitare<text:s/>questo<text:s/>il team al lavoro dovette<text:s/>rivedere il progetto e le componenti<text:s/>che rallentavano<text:s/>la macchina. Nella maggior parte dei casi<text:s/>fu sufficiente<text:s/>migliorare<text:s/>la qualità delle componenti ma<text:s/>in alcuni casi<text:s/>fu necessario<text:s/>effettuare<text:s/>una nuova<text:s/>progettazione<text:s/>strutturale. <text:s/>La<text:s/>modifica<text:s/>più efficace e consistente<text:s/>fu<text:s/>il passaggio dalle schede perforate<text:s/>a uno switch elettronico<text:s/>per rappresentare<text:s/>le costanti nei calcoli. L’eliminazione dell’input<text:s/>cartaceo<text:s/>accelerò di molto<text:s/>la velocità di ENIAC ma questo<text:s/>richiese<text:s/>dei<text:s/>tempi di programmazione<text:s/>più lunghi. Con le nuove modifiche, la preparazione<text:s/>di un programma<text:s/>necessitava in genere<text:s/>di<text:s/>uno o due<text:s/>mesi a<text:s/>cui si doveva aggiungere<text:s/>fino a<text:s/>un’altra<text:s/>settimana<text:s/>di lavoro<text:s/>per correggere tutti i possibili errori<text:s/>e altri uno o due giorni per<text:s/>la preparazione<text:s/>del computer<text:s/>a<text:s/>eseguire un programma<text:s/>poiché<text:s/>queste operazioni potevano coinvolgere fino a 3000 interruttori da regolare.<text:s/>Il 2 settembre 1945 la seconda guerra mondiale finì<text:s/>ed<text:s/>ENIAC,<text:s/>per la sua<text:s/>complessità di progettazione e programmazione,<text:s/>non era ancora<text:s/>terminato e richiese ancora qualche mese di lavoro per essere ultimato.<text:s/>L’hardware funzionava perfettamente e<text:s/>i programmi erano<text:s/>tutti impostati e, anzi,<text:s/>le sei programmatrici avevano acquisito<text:s/>perfino<text:s/>la competenza<text:s/>di riconoscere e<text:s/>di sostituire le<text:s/>componenti che si guastavano. Dopo 200.000 ore di lavoro e un costo<text:s/>di<text:s/>486.804,22<text:s/>dollari il Professor<text:s/>Mauchly consegnò<text:s/>all’esercito il computer anche se<text:s/>purtroppo<text:s/>essendo stato ENIAC completato<text:s/>a guerra<text:s/>ormai finita non poteva essere più utilizzato<text:s/>per la compilazione delle tabelle<text:s/>di tiro per<text:s/><text:soft-page-break/>d’artiglieria.<text:s/>L’Esercito,<text:s/>con lo scopo<text:s/>di aumentare la propria<text:s/>popolarità,<text:s/>decise di farlo conoscere e di mostrarlo al pubblico e il 15 febbraio 1946, con una solenne cerimonia<text:s/>ENIAC fu presentato<text:s/>insieme ai suoi due inventori Dr. John Mauchly e J. Presper Eckert<text:s/>ma furono escluse<text:s/>le sei programmatrici.<text:s/>ENIAC<text:s/>fu acclamato dalla stampa come “Il Cervello Meccanico dell’Esercito” ed ebbe un notevole successo tra i cittadini degli Stati Uniti d’America. L’appellativo “Cervello Meccanico” era più che corretto, infatti diversamente da tutte le altre macchine costruite fino a quel momento<text:s/>ENIAC era in grado non solo di ricevere dati ma anche di essere programmato e quindi<text:s/>di fatto<text:s/>gli si poteva insegnare cosa fare.<text:s/>Per questo motivo ENIAC fu subito utilizzato per<text:s/>risolvere i<text:s/>calcoli<text:s/>degli scienziati di Los Alamos che lavoravano alla realizzazione<text:s/>della Bomba H, conosciuta anche come bomba ad idrogeno, teorizzata da Edward Teller durante lo sviluppo della bomba atomica.<text:s/>Nell’inverno tra il 1946 e il 1947 ENIAC fu smantellato dalla Moore School per essere trasferito nella base militare di Aberdeen Proving Ground e a causa di questo trasferimento ritornò<text:s/>operativo solo nell’agosto di quell’anno.<text:s/>Durante tutta la guerra fredda,<text:s/>tra Stati Uniti d’America e Russia,<text:s/>eseguì diverse<text:s/>simulazioni di<text:s/>esplosioni<text:s/>nucleari, previsioni meteo per i lanci balistici e le tabelle di tiro per le nuove armi sviluppate.<text:s/>Continuò a lavorare fino al 1955 quando fu<text:s/>messo in<text:s/>pensione<text:s/>e fu definitivamente smontato.<text:s/>Alcune sue unità furono messe in esposizione nel Smithsonian Institution a Washington dove ancora possono essere viste. Le restanti furono lasciate<text:s/>ad arrugginirsi<text:s/>in un magazzino finché Arthur Burks, un consulente che contribuì alla<text:s/>costruzione<text:s/>di ENIAC, ne<text:s/>comprò<text:s/>due<text:s/>e,<text:s/>dopo averle restaurate,<text:s/>le donò alla<text:s/>Moore School of Electrical Engineering che le mise in esposizione nell’atrio. ENIAC<text:s/>ha conquistato il suo<text:s/>posto nella storia perché i suoi ideatori e poi tutti quelli che collaborarono alla sua realizzazione riuscirono a dimostrare<text:s/>che non era un solo progetto dimostrativo ma un macchinario in grado di durare nel tempo per<text:s/>la<text:s/>sua capacità di essere istruito<text:s/>aprendo<text:s/>pertanto la porta<text:s/>allo sviluppo dei moderni computer.</text:p>
      <text:p text:style-name="P13"/>
      <text:p text:style-name="P14"/>
      <text:p text:style-name="P15"/>
      <text:p text:style-name="P16"/>
      <text:p text:style-name="P17"/>
      <text:p text:style-name="P18">Bibliografia</text:p>
      <text:p text:style-name="P19">E. Accenti,<text:s/>Dalle Piramidi ai Microchip. Il Computer nella storia. Dal 4000 ac al 2000, S.l., Edizioni Ettore Accenti, 2015.</text:p>
      <text:p text:style-name="P20"><text:span text:style-name="T21">K. Kempf</text:span><text:span text:style-name="T22"><text:s/>(1961)</text:span><text:span text:style-name="T23">,<text:s/></text:span><text:span text:style-name="T24">Electronic Computers Within The Ordnance Corps</text:span><text:span text:style-name="T25">,<text:s/></text:span><text:span text:style-name="T26">FTP.ARL.ARMY.MIL</text:span><text:span text:style-name="T27">,</text:span><text:span text:style-name="T28"><text:s/>alla pagina web http://ftp.arl.mil/~mike/comphist/61ordnance/chap2.html<text:s/></text:span></text:p>
      <text:p text:style-name="P29">R. X. Cringely, Accidental Empires. How the Boys of Silicon Valley Make Their Millions, Battle Foreign Competition, and Still Can't Get a Date, Second Edition, London, Penguin Books, 1996</text:p>
      <text:p text:style-name="P30"><text:span text:style-name="T31">S.<text:s/></text:span><text:span text:style-name="T32">McCartney,<text:s/></text:span><text:span text:style-name="T33">ENIAC. The Triumphs and Tragedies of the World's First Computer,<text:s/></text:span><text:span text:style-name="T34">New York</text:span><text:span text:style-name="T35">, Walker Publish Company, Inc., 1999</text:span><text:span text:style-name="T36">.</text:span></text:p>
      <text:p text:style-name="P37"><text:span text:style-name="T38">W. Stallings, Computer Organization and Architecture Designing For Performance,</text:span><text:span text:style-name="T39"><text:s/>Eighth Edition, Upper Saddle River, Pearson Education, Inc., 2006</text:span><text:span text:style-name="T40"><text:s/>(</text:span><text:span text:style-name="T41"><text:s/></text:span><text:span text:style-name="T42">trad.<text:s/></text:span>It. Architettura e Organizzazione dei Calcolatori. Progetto e Prestazioni, Ottava Edizione, Pearson, 2010).</text:p>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Normale" style:display-name="Normale" style:family="paragraph">
      <style:paragraph-properties fo:margin-bottom="0.1111in" fo:line-height="107%"/>
      <style:text-properties fo:font-size="11pt" style:font-size-asian="11pt" style:font-size-complex="11pt" style:language-asian="en" style:country-asian="US" fo:hyphenate="false"/>
    </style:style>
    <style:style style:name="Car.predefinitoparagrafo" style:display-name="Car. predefinito paragrafo" style:family="text"/>
    <style:style style:name="st" style:display-name="st" style:family="text" style:parent-style-name="Car.predefinitoparagrafo"/>
    <style:style style:name="Enfasicorsivo" style:display-name="Enfasi (corsivo)" style:family="text">
      <style:text-properties fo:font-style="italic" style:font-style-asian="italic" style:font-style-complex="italic"/>
    </style:style>
    <style:style style:name="a-size-medium" style:display-name="a-size-medium" style:family="text"/>
    <style:style style:name="Collegamentoipertestuale" style:display-name="Collegamento ipertestuale" style:family="text">
      <style:text-properties fo:color="#0000FF" style:text-underline-type="single" style:text-underline-style="solid" style:text-underline-width="auto" style:text-underline-mode="continuous"/>
    </style:style>
    <style:style style:name="Nessunaspaziatura" style:display-name="Nessuna spaziatura" style:family="paragraph">
      <style:text-properties style:font-name-asian="Times New Roman" fo:font-size="11pt" style:font-size-asian="11pt" style:font-size-complex="11pt" fo:hyphenate="false"/>
    </style:style>
    <style:style style:name="NessunaspaziaturaCarattere" style:display-name="Nessuna spaziatura Carattere" style:family="text">
      <style:text-properties style:font-name-asian="Times New Roman"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A STORIA DI ENIAC</dc:title>
    <dc:description/>
    <dc:subject>SAGGIO DI STORIA DELLA TECNOLOGIA DELL’INFORMAZIONE</dc:subject>
    <meta:initial-creator>Giglio</meta:initial-creator>
    <dc:creator>Giglio</dc:creator>
    <meta:creation-date>2017-05-06T13:13:00Z</meta:creation-date>
    <dc:date>2017-05-06T13:13:00Z</dc:date>
    <meta:template xlink:href="Normal.dotm" xlink:type="simple"/>
    <meta:editing-cycles>2</meta:editing-cycles>
    <meta:editing-duration>PT0S</meta:editing-duration>
    <meta:document-statistic meta:page-count="4" meta:paragraph-count="27" meta:word-count="2024" meta:character-count="13538" meta:row-count="96" meta:non-whitespace-character-count="11541"/>
  </office:meta>
</office:document-meta>
</file>